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arr</text:p>
          </table:table-cell>
          <table:table-cell office:value-type="string" calcext:value-type="string">
            <text:p>ckd</text:p>
          </table:table-cell>
          <table:table-cell office:value-type="string" calcext:value-type="string">
            <text:p>psc</text:p>
          </table:table-cell>
          <table:table-cell office:value-type="string" calcext:value-type="string">
            <text:p>clk</text:p>
          </table:table-cell>
        </table:table-row>
        <table:table-row table:style-name="ro1">
          <table:table-cell table:formula="of:=([.E2]*1000000)/(([.B2]+1)*([.C2]+1)*([.D2]+1))" office:value-type="float" office:value="0.5" calcext:value-type="float">
            <text:p>0,5</text:p>
          </table:table-cell>
          <table:table-cell office:value-type="float" office:value="11999" calcext:value-type="float">
            <text:p>11999</text:p>
          </table:table-cell>
          <table:table-cell office:value-type="float" office:value="0" calcext:value-type="float">
            <text:p>0</text:p>
          </table:table-cell>
          <table:table-cell office:value-type="float" office:value="7999" calcext:value-type="float">
            <text:p>799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formula="of:=([.E3]*1000000)/(([.B3]+1)*([.C3]+1)*([.D3]+1))" office:value-type="float" office:value="2000" calcext:value-type="float">
            <text:p>2000</text:p>
          </table:table-cell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formula="of:=([.E4]*1000000)/(([.B4]+1)*([.C4]+1)*([.D4]+1))" office:value-type="float" office:value="0.5" calcext:value-type="float">
            <text:p>0,5</text:p>
          </table:table-cell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  <table:table-cell office:value-type="float" office:value="7999" calcext:value-type="float">
            <text:p>79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([.E5]*1000000)/(([.B5]+1)*([.C5]+1)*([.D5]+1))" office:value-type="float" office:value="0.5" calcext:value-type="float">
            <text:p>0,5</text:p>
          </table:table-cell>
          <table:table-cell office:value-type="float" office:value="7999" calcext:value-type="float">
            <text:p>7999</text:p>
          </table:table-cell>
          <table:table-cell office:value-type="float" office:value="0" calcext:value-type="float">
            <text:p>0</text:p>
          </table:table-cell>
          <table:table-cell office:value-type="float" office:value="7999" calcext:value-type="float">
            <text:p>799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([.E6]*1000000)/(([.B6]+1)*([.C6]+1)*([.D6]+1))" office:value-type="float" office:value="100000" calcext:value-type="float">
            <text:p>10000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1">00.00.0000</text:date>, <text:time style:data-style-name="N2" text:time-value="17:24:46.6113042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8T21:53:50.258408080</meta:creation-date>
    <dc:date>2019-09-21T17:26:24.528468973</dc:date>
    <meta:editing-duration>PT19H30M19S</meta:editing-duration>
    <meta:editing-cycles>10</meta:editing-cycles>
    <meta:generator>LibreOffice/6.2.6.2$Linux_X86_64 LibreOffice_project/20$Build-2</meta:generator>
    <meta:document-statistic meta:table-count="1" meta:cell-count="30" meta:object-count="0"/>
  </office:meta>
</office:document-meta>
</file>